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2.02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1.261cm"/>
    </style:style>
    <style:style style:name="co7" style:family="table-column">
      <style:table-column-properties fo:break-before="auto" style:column-width="1.042cm"/>
    </style:style>
    <style:style style:name="co8" style:family="table-column">
      <style:table-column-properties fo:break-before="auto" style:column-width="1.207cm"/>
    </style:style>
    <style:style style:name="co9" style:family="table-column">
      <style:table-column-properties fo:break-before="auto" style:column-width="1.071cm"/>
    </style:style>
    <style:style style:name="co10" style:family="table-column">
      <style:table-column-properties fo:break-before="auto" style:column-width="1.369cm"/>
    </style:style>
    <style:style style:name="co11" style:family="table-column">
      <style:table-column-properties fo:break-before="auto" style:column-width="0.878cm"/>
    </style:style>
    <style:style style:name="co12" style:family="table-column">
      <style:table-column-properties fo:break-before="auto" style:column-width="1.669cm"/>
    </style:style>
    <style:style style:name="co13" style:family="table-column">
      <style:table-column-properties fo:break-before="auto" style:column-width="0.797cm"/>
    </style:style>
    <style:style style:name="co14" style:family="table-column">
      <style:table-column-properties fo:break-before="auto" style:column-width="1.097cm"/>
    </style:style>
    <style:style style:name="co15" style:family="table-column">
      <style:table-column-properties fo:break-before="auto" style:column-width="0.8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1"/>
    </style:style>
    <style:style style:name="ce12" style:family="table-cell" style:parent-style-name="Default" style:data-style-name="N41"/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kBk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Tx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Addr</text:p>
          </table:table-cell>
          <table:table-cell table:style-name="ce2" office:value-type="string" calcext:value-type="string">
            <office:annotation draw:style-name="gr1" draw:text-style-name="P2" svg:width="2.899cm" svg:height="1.799cm" svg:x="13.815cm" svg:y="0cm" draw:caption-point-x="-0.61cm" draw:caption-point-y="0.01cm">
              <dc:date>2020-06-15T00:00:00</dc:date>
              <text:p text:style-name="P1"><text:span text:style-name="T1">Pypy3?</text:span></text:p>
              <text:p text:style-name="P1"><text:span text:style-name="T1">Xeon, kvm</text:span></text:p>
              <text:p text:style-name="P1"><text:span text:style-name="T1"/></text:p>
            </office:annotation>
            <text:p>m0</text:p>
          </table:table-cell>
          <table:table-cell table:style-name="ce1" office:value-type="string" calcext:value-type="string">
            <office:annotation draw:style-name="gr1" draw:text-style-name="P2" svg:width="2.899cm" svg:height="1.799cm" svg:x="15.076cm" svg:y="0cm" draw:caption-point-x="-0.61cm" draw:caption-point-y="0.01cm">
              <dc:date>2020-06-15T00:00:00</dc:date>
              <text:p text:style-name="P1"><text:span text:style-name="T1">Pypy3?</text:span></text:p>
              <text:p text:style-name="P1"><text:span text:style-name="T1">Xeon, kvm</text:span></text:p>
            </office:annotation>
            <text:p>m1</text:p>
          </table:table-cell>
          <table:table-cell table:style-name="ce1" office:value-type="string" calcext:value-type="string">
            <office:annotation draw:style-name="gr1" draw:text-style-name="P2" svg:width="2.899cm" svg:height="1.799cm" svg:x="16.118cm" svg:y="0cm" draw:caption-point-x="-0.61cm" draw:caption-point-y="0.01cm">
              <dc:date>2020-05-25T00:00:00</dc:date>
              <text:p text:style-name="P1"><text:span text:style-name="T1">Inmem, -o</text:span></text:p>
            </office:annotation>
            <text:p>m2_</text:p>
          </table:table-cell>
          <table:table-cell table:style-name="ce1" office:value-type="string" calcext:value-type="string">
            <text:p>m2k</text:p>
          </table:table-cell>
          <table:table-cell table:style-name="ce1" office:value-type="string" calcext:value-type="string">
            <text:p>m2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38345" calcext:value-type="float">
            <text:p>2238345</text:p>
          </table:table-cell>
          <table:table-cell office:value-type="float" office:value="10092" calcext:value-type="float">
            <text:p>10092</text:p>
          </table:table-cell>
          <table:table-cell office:value-type="float" office:value="10625" calcext:value-type="float">
            <text:p>10625</text:p>
          </table:table-cell>
          <table:table-cell office:value-type="float" office:value="10119" calcext:value-type="float">
            <text:p>10119</text:p>
          </table:table-cell>
          <table:table-cell office:value-type="float" office:value="10054" calcext:value-type="float">
            <text:p>10054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61486" calcext:value-type="float">
            <text:p>4461486</text:p>
          </table:table-cell>
          <table:table-cell office:value-type="float" office:value="20136" calcext:value-type="float">
            <text:p>20136</text:p>
          </table:table-cell>
          <table:table-cell office:value-type="float" office:value="21157" calcext:value-type="float">
            <text:p>21157</text:p>
          </table:table-cell>
          <table:table-cell office:value-type="float" office:value="20180" calcext:value-type="float">
            <text:p>20180</text:p>
          </table:table-cell>
          <table:table-cell office:value-type="float" office:value="20078" calcext:value-type="float">
            <text:p>20078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821748" calcext:value-type="float">
            <text:p>6821748</text:p>
          </table:table-cell>
          <table:table-cell office:value-type="float" office:value="30212" calcext:value-type="float">
            <text:p>30212</text:p>
          </table:table-cell>
          <table:table-cell office:value-type="float" office:value="32869" calcext:value-type="float">
            <text:p>32869</text:p>
          </table:table-cell>
          <table:table-cell office:value-type="float" office:value="30281" calcext:value-type="float">
            <text:p>30281</text:p>
          </table:table-cell>
          <table:table-cell office:value-type="float" office:value="30115" calcext:value-type="float">
            <text:p>30115</text:p>
          </table:table-cell>
          <table:table-cell office:value-type="float" office:value="93" calcext:value-type="float">
            <text:p>93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242120" calcext:value-type="float">
            <text:p>9242120</text:p>
          </table:table-cell>
          <table:table-cell office:value-type="float" office:value="40337" calcext:value-type="float">
            <text:p>40337</text:p>
          </table:table-cell>
          <table:table-cell office:value-type="float" office:value="45077" calcext:value-type="float">
            <text:p>45077</text:p>
          </table:table-cell>
          <table:table-cell office:value-type="float" office:value="40438" calcext:value-type="float">
            <text:p>40438</text:p>
          </table:table-cell>
          <table:table-cell office:value-type="float" office:value="40189" calcext:value-type="float">
            <text:p>40189</text:p>
          </table:table-cell>
          <table:table-cell office:value-type="float" office:value="103" calcext:value-type="float">
            <text:p>103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938066" calcext:value-type="float">
            <text:p>11938066</text:p>
          </table:table-cell>
          <table:table-cell office:value-type="float" office:value="50779" calcext:value-type="float">
            <text:p>50779</text:p>
          </table:table-cell>
          <table:table-cell office:value-type="float" office:value="59449" calcext:value-type="float">
            <text:p>59449</text:p>
          </table:table-cell>
          <table:table-cell office:value-type="float" office:value="50980" calcext:value-type="float">
            <text:p>50980</text:p>
          </table:table-cell>
          <table:table-cell office:value-type="float" office:value="50420" calcext:value-type="float">
            <text:p>50420</text:p>
          </table:table-cell>
          <table:table-cell office:value-type="float" office:value="115" calcext:value-type="float">
            <text:p>115</text:p>
          </table:table-cell>
          <table:table-cell office:value-type="float" office:value="102" calcext:value-type="float">
            <text:p>102</text:p>
          </table:table-cell>
          <table:table-cell office:value-type="float" office:value="133" calcext:value-type="float">
            <text:p>133</text:p>
          </table:table-cell>
          <table:table-cell office:value-type="float" office:value="146" calcext:value-type="float">
            <text:p>14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469382" calcext:value-type="float">
            <text:p>16469382</text:p>
          </table:table-cell>
          <table:table-cell office:value-type="float" office:value="66381" calcext:value-type="float">
            <text:p>66381</text:p>
          </table:table-cell>
          <table:table-cell office:value-type="float" office:value="83057" calcext:value-type="float">
            <text:p>83057</text:p>
          </table:table-cell>
          <table:table-cell office:value-type="float" office:value="70059" calcext:value-type="float">
            <text:p>70059</text:p>
          </table:table-cell>
          <table:table-cell office:value-type="float" office:value="64843" calcext:value-type="float">
            <text:p>64843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177697" calcext:value-type="float">
            <text:p>23177697</text:p>
          </table:table-cell>
          <table:table-cell office:value-type="float" office:value="90104" calcext:value-type="float">
            <text:p>90104</text:p>
          </table:table-cell>
          <table:table-cell office:value-type="float" office:value="115326" calcext:value-type="float">
            <text:p>115326</text:p>
          </table:table-cell>
          <table:table-cell office:value-type="float" office:value="103814" calcext:value-type="float">
            <text:p>103814</text:p>
          </table:table-cell>
          <table:table-cell office:value-type="float" office:value="90316" calcext:value-type="float">
            <text:p>90316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office:value-type="float" office:value="211" calcext:value-type="float">
            <text:p>211</text:p>
          </table:table-cell>
          <table:table-cell office:value-type="float" office:value="227" calcext:value-type="float">
            <text:p>22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208903" calcext:value-type="float">
            <text:p>31208903</text:p>
          </table:table-cell>
          <table:table-cell office:value-type="float" office:value="115151" calcext:value-type="float">
            <text:p>115151</text:p>
          </table:table-cell>
          <table:table-cell office:value-type="float" office:value="155753" calcext:value-type="float">
            <text:p>155753</text:p>
          </table:table-cell>
          <table:table-cell office:value-type="float" office:value="136086" calcext:value-type="float">
            <text:p>136086</text:p>
          </table:table-cell>
          <table:table-cell office:value-type="float" office:value="112354" calcext:value-type="float">
            <text:p>112354</text:p>
          </table:table-cell>
          <table:table-cell office:value-type="float" office:value="149" calcext:value-type="float">
            <text:p>149</text:p>
          </table:table-cell>
          <table:table-cell office:value-type="float" office:value="177" calcext:value-type="float">
            <text:p>177</text:p>
          </table:table-cell>
          <table:table-cell office:value-type="float" office:value="258" calcext:value-type="float">
            <text:p>258</text:p>
          </table:table-cell>
          <table:table-cell office:value-type="float" office:value="277" calcext:value-type="float">
            <text:p>277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9092092" calcext:value-type="float">
            <text:p>39092092</text:p>
          </table:table-cell>
          <table:table-cell office:value-type="float" office:value="139480" calcext:value-type="float">
            <text:p>139480</text:p>
          </table:table-cell>
          <table:table-cell office:value-type="float" office:value="196023" calcext:value-type="float">
            <text:p>196023</text:p>
          </table:table-cell>
          <table:table-cell office:value-type="float" office:value="169237" calcext:value-type="float">
            <text:p>169237</text:p>
          </table:table-cell>
          <table:table-cell office:value-type="float" office:value="137975" calcext:value-type="float">
            <text:p>137975</text:p>
          </table:table-cell>
          <table:table-cell office:value-type="float" office:value="159" calcext:value-type="float">
            <text:p>159</text:p>
          </table:table-cell>
          <table:table-cell office:value-type="float" office:value="217" calcext:value-type="float">
            <text:p>217</text:p>
          </table:table-cell>
          <table:table-cell office:value-type="float" office:value="315" calcext:value-type="float">
            <text:p>315</text:p>
          </table:table-cell>
          <table:table-cell office:value-type="float" office:value="336" calcext:value-type="float">
            <text:p>336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office:value-type="float" office:value="59754905" calcext:value-type="float">
            <text:p>59754905</text:p>
          </table:table-cell>
          <table:table-cell office:value-type="float" office:value="216573" calcext:value-type="float">
            <text:p>216573</text:p>
          </table:table-cell>
          <table:table-cell office:value-type="float" office:value="292360" calcext:value-type="float">
            <text:p>292360</text:p>
          </table:table-cell>
          <table:table-cell office:value-type="float" office:value="264248" calcext:value-type="float">
            <text:p>264248</text:p>
          </table:table-cell>
          <table:table-cell office:value-type="float" office:value="174696" calcext:value-type="float">
            <text:p>174696</text:p>
          </table:table-cell>
          <table:table-cell office:value-type="float" office:value="172" calcext:value-type="float">
            <text:p>172</text:p>
          </table:table-cell>
          <table:table-cell office:value-type="float" office:value="276" calcext:value-type="float">
            <text:p>276</text:p>
          </table:table-cell>
          <table:table-cell office:value-type="float" office:value="402" calcext:value-type="float">
            <text:p>402</text:p>
          </table:table-cell>
          <table:table-cell office:value-type="float" office:value="427" calcext:value-type="float">
            <text:p>427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2797414" calcext:value-type="float">
            <text:p>82797414</text:p>
          </table:table-cell>
          <table:table-cell office:value-type="float" office:value="289654" calcext:value-type="float">
            <text:p>289654</text:p>
          </table:table-cell>
          <table:table-cell office:value-type="float" office:value="397252" calcext:value-type="float">
            <text:p>397252</text:p>
          </table:table-cell>
          <table:table-cell office:value-type="float" office:value="385960" calcext:value-type="float">
            <text:p>385960</text:p>
          </table:table-cell>
          <table:table-cell office:value-type="float" office:value="254700" calcext:value-type="float">
            <text:p>254700</text:p>
          </table:table-cell>
          <table:table-cell office:value-type="float" office:value="185" calcext:value-type="float">
            <text:p>185</text:p>
          </table:table-cell>
          <table:table-cell office:value-type="float" office:value="404" calcext:value-type="float">
            <text:p>404</text:p>
          </table:table-cell>
          <table:table-cell office:value-type="float" office:value="548" calcext:value-type="float">
            <text:p>548</text:p>
          </table:table-cell>
          <table:table-cell office:value-type="float" office:value="580" calcext:value-type="float">
            <text:p>580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3398806" calcext:value-type="float">
            <text:p>133398806</text:p>
          </table:table-cell>
          <table:table-cell office:value-type="float" office:value="435480" calcext:value-type="float">
            <text:p>435480</text:p>
          </table:table-cell>
          <table:table-cell office:value-type="float" office:value="623831" calcext:value-type="float">
            <text:p>623831</text:p>
          </table:table-cell>
          <table:table-cell office:value-type="float" office:value="654473" calcext:value-type="float">
            <text:p>654473</text:p>
          </table:table-cell>
          <table:table-cell office:value-type="float" office:value="416733" calcext:value-type="float">
            <text:p>416733</text:p>
          </table:table-cell>
          <table:table-cell office:value-type="float" office:value="200" calcext:value-type="float">
            <text:p>200</text:p>
          </table:table-cell>
          <table:table-cell office:value-type="float" office:value="584" calcext:value-type="float">
            <text:p>584</text:p>
          </table:table-cell>
          <table:table-cell office:value-type="float" office:value="776" calcext:value-type="float">
            <text:p>776</text:p>
          </table:table-cell>
          <table:table-cell office:value-type="float" office:value="819" calcext:value-type="float">
            <text:p>819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40788370" calcext:value-type="float">
            <text:p>240788370</text:p>
          </table:table-cell>
          <table:table-cell office:value-type="float" office:value="691057" calcext:value-type="float">
            <text:p>691057</text:p>
          </table:table-cell>
          <table:table-cell office:value-type="float" office:value="1101119" calcext:value-type="float">
            <text:p>1101119</text:p>
          </table:table-cell>
          <table:table-cell office:value-type="float" office:value="1240304" calcext:value-type="float">
            <text:p>1240304</text:p>
          </table:table-cell>
          <table:table-cell office:value-type="float" office:value="758178" calcext:value-type="float">
            <text:p>758178</text:p>
          </table:table-cell>
          <table:table-cell office:value-type="float" office:value="217" calcext:value-type="float">
            <text:p>217</text:p>
          </table:table-cell>
          <table:table-cell office:value-type="float" office:value="835" calcext:value-type="float">
            <text:p>835</text:p>
          </table:table-cell>
          <table:table-cell office:value-type="float" office:value="1091" calcext:value-type="float">
            <text:p>1091</text:p>
          </table:table-cell>
          <table:table-cell office:value-type="float" office:value="1157" calcext:value-type="float">
            <text:p>1157</text:p>
          </table:table-cell>
          <table:table-cell office:value-type="float" office:value="1816" calcext:value-type="float">
            <text:p>181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72339489" calcext:value-type="float">
            <text:p>472339489</text:p>
          </table:table-cell>
          <table:table-cell office:value-type="float" office:value="1230642" calcext:value-type="float">
            <text:p>1230642</text:p>
          </table:table-cell>
          <table:table-cell office:value-type="float" office:value="2087366" calcext:value-type="float">
            <text:p>2087366</text:p>
          </table:table-cell>
          <table:table-cell office:value-type="float" office:value="2700017" calcext:value-type="float">
            <text:p>2700017</text:p>
          </table:table-cell>
          <table:table-cell office:value-type="float" office:value="1632098" calcext:value-type="float">
            <text:p>1632098</text:p>
          </table:table-cell>
          <table:table-cell office:value-type="float" office:value="241" calcext:value-type="float">
            <text:p>241</text:p>
          </table:table-cell>
          <table:table-cell office:value-type="float" office:value="1140" calcext:value-type="float">
            <text:p>1140</text:p>
          </table:table-cell>
          <table:table-cell office:value-type="float" office:value="1603" calcext:value-type="float">
            <text:p>1603</text:p>
          </table:table-cell>
          <table:table-cell office:value-type="float" office:value="1733" calcext:value-type="float">
            <text:p>1733</text:p>
          </table:table-cell>
          <table:table-cell office:value-type="float" office:value="3125" calcext:value-type="float">
            <text:p>31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87980439" calcext:value-type="float">
            <text:p>687980439</text:p>
          </table:table-cell>
          <table:table-cell office:value-type="float" office:value="1718397" calcext:value-type="float">
            <text:p>1718397</text:p>
          </table:table-cell>
          <table:table-cell office:value-type="float" office:value="3018183" calcext:value-type="float">
            <text:p>3018183</text:p>
          </table:table-cell>
          <table:table-cell office:value-type="float" office:value="3995365" calcext:value-type="float">
            <text:p>3995365</text:p>
          </table:table-cell>
          <table:table-cell office:value-type="float" office:value="2337716" calcext:value-type="float">
            <text:p>2337716</text:p>
          </table:table-cell>
          <table:table-cell office:value-type="float" office:value="262" calcext:value-type="float">
            <text:p>262</text:p>
          </table:table-cell>
          <table:table-cell office:value-type="float" office:value="1448" calcext:value-type="float">
            <text:p>1448</text:p>
          </table:table-cell>
          <table:table-cell office:value-type="float" office:value="2080" calcext:value-type="float">
            <text:p>2080</text:p>
          </table:table-cell>
          <table:table-cell office:value-type="float" office:value="2287" calcext:value-type="float">
            <text:p>2287</text:p>
          </table:table-cell>
          <table:table-cell office:value-type="float" office:value="4341" calcext:value-type="float">
            <office:annotation draw:style-name="gr1" draw:text-style-name="P2" svg:width="2.899cm" svg:height="1.799cm" svg:x="18.395cm" svg:y="5.273cm" draw:caption-point-x="-0.61cm" draw:caption-point-y="1.51cm">
              <dc:date>2020-05-27T00:00:00</dc:date>
              <text:p text:style-name="P1"><text:span text:style-name="T1">DB=160MB</text:span></text:p>
            </office:annotation>
            <text:p>434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61353071" calcext:value-type="float">
            <text:p>861353071</text:p>
          </table:table-cell>
          <table:table-cell office:value-type="float" office:value="2118550" calcext:value-type="float">
            <text:p>2118550</text:p>
          </table:table-cell>
          <table:table-cell office:value-type="float" office:value="3798533" calcext:value-type="float">
            <text:p>3798533</text:p>
          </table:table-cell>
          <table:table-cell office:value-type="float" office:value="4904896" calcext:value-type="float">
            <text:p>4904896</text:p>
          </table:table-cell>
          <table:table-cell office:value-type="float" office:value="2767412" calcext:value-type="float">
            <text:p>2767412</text:p>
          </table:table-cell>
          <table:table-cell office:value-type="float" office:value="282" calcext:value-type="float">
            <text:p>282</text:p>
          </table:table-cell>
          <table:table-cell office:value-type="float" office:value="1710" calcext:value-type="float">
            <text:p>1710</text:p>
          </table:table-cell>
          <table:table-cell office:value-type="float" office:value="2484" calcext:value-type="float">
            <text:p>2484</text:p>
          </table:table-cell>
          <table:table-cell office:value-type="float" office:value="2756" calcext:value-type="float">
            <text:p>2756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73650306" calcext:value-type="float">
            <text:p>1073650306</text:p>
          </table:table-cell>
          <table:table-cell office:value-type="float" office:value="2569770" calcext:value-type="float">
            <text:p>2569770</text:p>
          </table:table-cell>
          <table:table-cell office:value-type="float" office:value="4759016" calcext:value-type="float">
            <text:p>4759016</text:p>
          </table:table-cell>
          <table:table-cell office:value-type="float" office:value="5982128" calcext:value-type="float">
            <text:p>5982128</text:p>
          </table:table-cell>
          <table:table-cell office:value-type="float" office:value="3200378" calcext:value-type="float">
            <text:p>3200378</text:p>
          </table:table-cell>
          <table:table-cell office:value-type="float" office:value="303" calcext:value-type="float">
            <text:p>303</text:p>
          </table:table-cell>
          <table:table-cell office:value-type="float" office:value="1988" calcext:value-type="float">
            <text:p>1988</text:p>
          </table:table-cell>
          <table:table-cell office:value-type="float" office:value="2931" calcext:value-type="float">
            <text:p>2931</text:p>
          </table:table-cell>
          <table:table-cell office:value-type="float" office:value="3295" calcext:value-type="float">
            <text:p>329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37222699" calcext:value-type="float">
            <text:p>1337222699</text:p>
          </table:table-cell>
          <table:table-cell office:value-type="float" office:value="3141785" calcext:value-type="float">
            <text:p>3141785</text:p>
          </table:table-cell>
          <table:table-cell office:value-type="float" office:value="5966892" calcext:value-type="float">
            <text:p>5966892</text:p>
          </table:table-cell>
          <table:table-cell office:value-type="float" office:value="7353811" calcext:value-type="float">
            <text:p>7353811</text:p>
          </table:table-cell>
          <table:table-cell office:value-type="float" office:value="3730318" calcext:value-type="float">
            <text:p>3730318</text:p>
          </table:table-cell>
          <table:table-cell office:value-type="float" office:value="331" calcext:value-type="float">
            <text:p>331</text:p>
          </table:table-cell>
          <table:table-cell office:value-type="float" office:value="2312" calcext:value-type="float">
            <text:p>2312</text:p>
          </table:table-cell>
          <table:table-cell office:value-type="float" office:value="3459" calcext:value-type="float">
            <text:p>3459</text:p>
          </table:table-cell>
          <table:table-cell office:value-type="float" office:value="4006" calcext:value-type="float">
            <text:p>4006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224254986" calcext:value-type="float">
            <text:p>2224254986</text:p>
          </table:table-cell>
          <table:table-cell office:value-type="float" office:value="5140917" calcext:value-type="float">
            <text:p>5140917</text:p>
          </table:table-cell>
          <table:table-cell office:value-type="float" office:value="10162024" calcext:value-type="float">
            <text:p>10162024</text:p>
          </table:table-cell>
          <table:table-cell office:value-type="float" office:value="11809563" calcext:value-type="float">
            <text:p>11809563</text:p>
          </table:table-cell>
          <table:table-cell office:value-type="float" office:value="5054861" calcext:value-type="float">
            <text:p>5054861</text:p>
          </table:table-cell>
          <table:table-cell office:value-type="float" office:value="452" calcext:value-type="float">
            <text:p>452</text:p>
          </table:table-cell>
          <table:table-cell office:value-type="float" office:value="3117" calcext:value-type="float">
            <text:p>3117</text:p>
          </table:table-cell>
          <table:table-cell office:value-type="float" office:value="5008" calcext:value-type="float">
            <text:p>5008</text:p>
          </table:table-cell>
          <table:table-cell office:value-type="float" office:value="6111" calcext:value-type="float">
            <text:p>6111</text:p>
          </table:table-cell>
          <table:table-cell/>
        </table:table-row>
        <table:table-row table:style-name="ro1">
          <table:table-cell table:style-name="ce6" office:value-type="float" office:value="200" calcext:value-type="float">
            <text:p>200</text:p>
          </table:table-cell>
          <table:table-cell office:value-type="float" office:value="3149211499" calcext:value-type="float">
            <text:p>3149211499</text:p>
          </table:table-cell>
          <table:table-cell office:value-type="float" office:value="7316308" calcext:value-type="float">
            <text:p>7316308</text:p>
          </table:table-cell>
          <table:table-cell office:value-type="float" office:value="14510968" calcext:value-type="float">
            <text:p>14510968</text:p>
          </table:table-cell>
          <table:table-cell office:value-type="float" office:value="16629436" calcext:value-type="float">
            <text:p>16629436</text:p>
          </table:table-cell>
          <table:table-cell office:value-type="float" office:value="6576581" calcext:value-type="float">
            <text:p>6576581</text:p>
          </table:table-cell>
          <table:table-cell office:value-type="float" office:value="582" calcext:value-type="float">
            <text:p>582</text:p>
          </table:table-cell>
          <table:table-cell office:value-type="float" office:value="3888" calcext:value-type="float">
            <text:p>3888</text:p>
          </table:table-cell>
          <table:table-cell office:value-type="float" office:value="6659" calcext:value-type="float">
            <text:p>6659</text:p>
          </table:table-cell>
          <table:table-cell office:value-type="float" office:value="8501" calcext:value-type="float">
            <text:p>8501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097337605" calcext:value-type="float">
            <text:p>4097337605</text:p>
          </table:table-cell>
          <table:table-cell office:value-type="float" office:value="9344205" calcext:value-type="float">
            <text:p>9344205</text:p>
          </table:table-cell>
          <table:table-cell office:value-type="float" office:value="18962865" calcext:value-type="float">
            <text:p>18962865</text:p>
          </table:table-cell>
          <table:table-cell office:value-type="float" office:value="21708631" calcext:value-type="float">
            <text:p>21708631</text:p>
          </table:table-cell>
          <table:table-cell office:value-type="float" office:value="7994092" calcext:value-type="float">
            <text:p>7994092</text:p>
          </table:table-cell>
          <table:table-cell office:value-type="float" office:value="710" calcext:value-type="float">
            <text:p>710</text:p>
          </table:table-cell>
          <table:table-cell office:value-type="float" office:value="4648" calcext:value-type="float">
            <text:p>4648</text:p>
          </table:table-cell>
          <table:table-cell office:value-type="float" office:value="8345" calcext:value-type="float">
            <text:p>8345</text:p>
          </table:table-cell>
          <table:table-cell office:value-type="float" office:value="11454" calcext:value-type="float">
            <text:p>1145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455639973" calcext:value-type="float">
            <text:p>5455639973</text:p>
          </table:table-cell>
          <table:table-cell office:value-type="float" office:value="12337413" calcext:value-type="float">
            <text:p>12337413</text:p>
          </table:table-cell>
          <table:table-cell office:value-type="float" office:value="25343979" calcext:value-type="float">
            <text:p>25343979</text:p>
          </table:table-cell>
          <table:table-cell office:value-type="float" office:value="28691221" calcext:value-type="float">
            <text:p>28691221</text:p>
          </table:table-cell>
          <table:table-cell office:value-type="float" office:value="9745188" calcext:value-type="float">
            <text:p>9745188</text:p>
          </table:table-cell>
          <table:table-cell office:value-type="float" office:value="877" calcext:value-type="float">
            <text:p>877</text:p>
          </table:table-cell>
          <table:table-cell office:value-type="float" office:value="5743" calcext:value-type="float">
            <text:p>5743</text:p>
          </table:table-cell>
          <table:table-cell table:style-name="ce5" office:value-type="float" office:value="10732" calcext:value-type="float">
            <office:annotation draw:style-name="gr1" draw:text-style-name="P2" svg:width="2.899cm" svg:height="1.799cm" svg:x="16.118cm" svg:y="8.434cm" draw:caption-point-x="-0.61cm" draw:caption-point-y="1.51cm">
              <dc:date>2020-05-25T00:00:00</dc:date>
              <text:p text:style-name="P1"><text:span text:style-name="T1">Out of memory</text:span></text:p>
            </office:annotation>
            <text:p>10732</text:p>
          </table:table-cell>
          <table:table-cell office:value-type="float" office:value="17643" calcext:value-type="float">
            <text:p>17643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033186834" calcext:value-type="float">
            <text:p>7033186834</text:p>
          </table:table-cell>
          <table:table-cell office:value-type="float" office:value="15642953" calcext:value-type="float">
            <text:p>15642953</text:p>
          </table:table-cell>
          <table:table-cell office:value-type="float" office:value="32740605" calcext:value-type="float">
            <text:p>32740605</text:p>
          </table:table-cell>
          <table:table-cell office:value-type="float" office:value="36745823" calcext:value-type="float">
            <text:p>36745823</text:p>
          </table:table-cell>
          <table:table-cell office:value-type="float" office:value="11658074" calcext:value-type="float">
            <text:p>11658074</text:p>
          </table:table-cell>
          <table:table-cell office:value-type="float" office:value="1058" calcext:value-type="float">
            <text:p>1058</text:p>
          </table:table-cell>
          <table:table-cell office:value-type="float" office:value="6986" calcext:value-type="float">
            <text:p>6986</text:p>
          </table:table-cell>
          <table:table-cell/>
          <table:table-cell office:value-type="float" office:value="25653" calcext:value-type="float">
            <text:p>2565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683258295" calcext:value-type="float">
            <text:p>8683258295</text:p>
          </table:table-cell>
          <table:table-cell office:value-type="float" office:value="19031617" calcext:value-type="float">
            <text:p>19031617</text:p>
          </table:table-cell>
          <table:table-cell office:value-type="float" office:value="40381482" calcext:value-type="float">
            <text:p>40381482</text:p>
          </table:table-cell>
          <table:table-cell office:value-type="float" office:value="46393439" calcext:value-type="float">
            <text:p>46393439</text:p>
          </table:table-cell>
          <table:table-cell office:value-type="float" office:value="14164645" calcext:value-type="float">
            <text:p>14164645</text:p>
          </table:table-cell>
          <table:table-cell office:value-type="float" office:value="1243" calcext:value-type="float">
            <text:p>1243</text:p>
          </table:table-cell>
          <table:table-cell office:value-type="float" office:value="8333" calcext:value-type="float">
            <text:p>8333</text:p>
          </table:table-cell>
          <table:table-cell/>
          <table:table-cell office:value-type="float" office:value="35899" calcext:value-type="float">
            <text:p>35899</text:p>
          </table:table-cell>
          <table:table-cell/>
        </table:table-row>
        <table:table-row table:style-name="ro1">
          <table:table-cell table:style-name="ce6" office:value-type="float" office:value="250" calcext:value-type="float">
            <text:p>250</text:p>
          </table:table-cell>
          <table:table-cell office:value-type="float" office:value="9824595994" calcext:value-type="float">
            <text:p>9824595994</text:p>
          </table:table-cell>
          <table:table-cell office:value-type="float" office:value="21490941" calcext:value-type="float">
            <text:p>21490941</text:p>
          </table:table-cell>
          <table:table-cell office:value-type="float" office:value="45828937" calcext:value-type="float">
            <text:p>45828937</text:p>
          </table:table-cell>
          <table:table-cell office:value-type="float" office:value="52381913" calcext:value-type="float">
            <text:p>52381913</text:p>
          </table:table-cell>
          <table:table-cell office:value-type="float" office:value="16176859" calcext:value-type="float">
            <text:p>16176859</text:p>
          </table:table-cell>
          <table:table-cell office:value-type="float" office:value="1394" calcext:value-type="float">
            <text:p>1394</text:p>
          </table:table-cell>
          <table:table-cell office:value-type="float" office:value="9422" calcext:value-type="float">
            <text:p>9422</text:p>
          </table:table-cell>
          <table:table-cell/>
          <table:table-cell office:value-type="float" office:value="51065" calcext:value-type="float">
            <office:annotation draw:style-name="gr1" draw:text-style-name="P2" svg:width="2.899cm" svg:height="1.799cm" svg:x="17.325cm" svg:y="9.788cm" draw:caption-point-x="-0.61cm" draw:caption-point-y="1.51cm">
              <dc:date>2020-05-27T00:00:00</dc:date>
              <text:p text:style-name="P1"><text:span text:style-name="T1">DB=2GB</text:span></text:p>
            </office:annotation>
            <text:p>51065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142535193" calcext:value-type="float">
            <text:p>11142535193</text:p>
          </table:table-cell>
          <table:table-cell office:value-type="float" office:value="24399621" calcext:value-type="float">
            <text:p>24399621</text:p>
          </table:table-cell>
          <table:table-cell office:value-type="float" office:value="52272261" calcext:value-type="float">
            <text:p>52272261</text:p>
          </table:table-cell>
          <table:table-cell office:value-type="float" office:value="59147384" calcext:value-type="float">
            <text:p>59147384</text:p>
          </table:table-cell>
          <table:table-cell/>
          <table:table-cell office:value-type="float" office:value="1558" calcext:value-type="float">
            <text:p>1558</text:p>
          </table:table-cell>
          <table:table-cell office:value-type="float" office:value="10482" calcext:value-type="float">
            <text:p>10482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506907922" calcext:value-type="float">
            <text:p>12506907922</text:p>
          </table:table-cell>
          <table:table-cell office:value-type="float" office:value="27178912" calcext:value-type="float">
            <text:p>27178912</text:p>
          </table:table-cell>
          <table:table-cell office:value-type="float" office:value="58936782" calcext:value-type="float">
            <text:p>58936782</text:p>
          </table:table-cell>
          <table:table-cell office:value-type="float" office:value="66143693" calcext:value-type="float">
            <text:p>66143693</text:p>
          </table:table-cell>
          <table:table-cell/>
          <table:table-cell office:value-type="float" office:value="1718" calcext:value-type="float">
            <text:p>1718</text:p>
          </table:table-cell>
          <table:table-cell office:value-type="float" office:value="11514" calcext:value-type="float">
            <text:p>11514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371436728" calcext:value-type="float">
            <text:p>14371436728</text:p>
          </table:table-cell>
          <table:table-cell office:value-type="float" office:value="30850348" calcext:value-type="float">
            <text:p>30850348</text:p>
          </table:table-cell>
          <table:table-cell office:value-type="float" office:value="68038151" calcext:value-type="float">
            <text:p>68038151</text:p>
          </table:table-cell>
          <table:table-cell office:value-type="float" office:value="76025678" calcext:value-type="float">
            <text:p>76025678</text:p>
          </table:table-cell>
          <table:table-cell/>
          <table:table-cell office:value-type="float" office:value="1907" calcext:value-type="float">
            <text:p>1907</text:p>
          </table:table-cell>
          <table:table-cell office:value-type="float" office:value="12908" calcext:value-type="float">
            <text:p>12908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431767137" calcext:value-type="float">
            <text:p>16431767137</text:p>
          </table:table-cell>
          <table:table-cell office:value-type="float" office:value="34603899" calcext:value-type="float">
            <text:p>34603899</text:p>
          </table:table-cell>
          <table:table-cell office:value-type="float" office:value="78026854" calcext:value-type="float">
            <text:p>78026854</text:p>
          </table:table-cell>
          <table:table-cell office:value-type="float" office:value="87331361" calcext:value-type="float">
            <text:p>87331361</text:p>
          </table:table-cell>
          <table:table-cell/>
          <table:table-cell office:value-type="float" office:value="2097" calcext:value-type="float">
            <text:p>2097</text:p>
          </table:table-cell>
          <table:table-cell office:value-type="float" office:value="14468" calcext:value-type="float">
            <text:p>14468</text:p>
          </table:table-cell>
          <table:table-cell table:number-columns-repeated="3"/>
        </table:table-row>
        <table:table-row table:style-name="ro1">
          <table:table-cell table:style-name="ce6" office:value-type="float" office:value="300" calcext:value-type="float">
            <text:p>300</text:p>
          </table:table-cell>
          <table:table-cell office:value-type="float" office:value="18622524911" calcext:value-type="float">
            <text:p>18622524911</text:p>
          </table:table-cell>
          <table:table-cell office:value-type="float" office:value="38463552" calcext:value-type="float">
            <text:p>38463552</text:p>
          </table:table-cell>
          <table:table-cell office:value-type="float" office:value="88691797" calcext:value-type="float">
            <text:p>88691797</text:p>
          </table:table-cell>
          <table:table-cell office:value-type="float" office:value="99245290" calcext:value-type="float">
            <text:p>99245290</text:p>
          </table:table-cell>
          <table:table-cell/>
          <table:table-cell office:value-type="float" office:value="2750" calcext:value-type="float">
            <text:p>2750</text:p>
          </table:table-cell>
          <table:table-cell office:value-type="float" office:value="16059" calcext:value-type="float">
            <text:p>16059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0866521776" calcext:value-type="float">
            <text:p>20866521776</text:p>
          </table:table-cell>
          <table:table-cell office:value-type="float" office:value="42244843" calcext:value-type="float">
            <text:p>42244843</text:p>
          </table:table-cell>
          <table:table-cell office:value-type="float" office:value="99664558" calcext:value-type="float">
            <text:p>99664558</text:p>
          </table:table-cell>
          <table:table-cell office:value-type="float" office:value="111342726" calcext:value-type="float">
            <text:p>111342726</text:p>
          </table:table-cell>
          <table:table-cell/>
          <table:table-cell office:value-type="float" office:value="2950" calcext:value-type="float">
            <text:p>2950</text:p>
          </table:table-cell>
          <table:table-cell office:value-type="float" office:value="17729" calcext:value-type="float">
            <text:p>17729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3303968662" calcext:value-type="float">
            <text:p>23303968662</text:p>
          </table:table-cell>
          <table:table-cell office:value-type="float" office:value="46400744" calcext:value-type="float">
            <text:p>46400744</text:p>
          </table:table-cell>
          <table:table-cell office:value-type="float" office:value="111548263" calcext:value-type="float">
            <text:p>111548263</text:p>
          </table:table-cell>
          <table:table-cell office:value-type="float" office:value="124527380" calcext:value-type="float">
            <text:p>124527380</text:p>
          </table:table-cell>
          <table:table-cell/>
          <table:table-cell office:value-type="float" office:value="3155" calcext:value-type="float">
            <text:p>3155</text:p>
          </table:table-cell>
          <table:table-cell office:value-type="float" office:value="19519" calcext:value-type="float">
            <text:p>19519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218975919" calcext:value-type="float">
            <text:p>26218975919</text:p>
          </table:table-cell>
          <table:table-cell office:value-type="float" office:value="51424264" calcext:value-type="float">
            <text:p>51424264</text:p>
          </table:table-cell>
          <table:table-cell office:value-type="float" office:value="125789027" calcext:value-type="float">
            <text:p>125789027</text:p>
          </table:table-cell>
          <table:table-cell office:value-type="float" office:value="140282859" calcext:value-type="float">
            <text:p>140282859</text:p>
          </table:table-cell>
          <table:table-cell/>
          <table:table-cell office:value-type="float" office:value="3376" calcext:value-type="float">
            <text:p>3376</text:p>
          </table:table-cell>
          <table:table-cell office:value-type="float" office:value="21679" calcext:value-type="float">
            <text:p>21679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9684413055" calcext:value-type="float">
            <text:p>29684413055</text:p>
          </table:table-cell>
          <table:table-cell office:value-type="float" office:value="57479669" calcext:value-type="float">
            <text:p>57479669</text:p>
          </table:table-cell>
          <table:table-cell office:value-type="float" office:value="142850180" calcext:value-type="float">
            <text:p>142850180</text:p>
          </table:table-cell>
          <table:table-cell office:value-type="float" office:value="159035704" calcext:value-type="float">
            <text:p>159035704</text:p>
          </table:table-cell>
          <table:table-cell/>
          <table:table-cell office:value-type="float" office:value="3620" calcext:value-type="float">
            <text:p>3620</text:p>
          </table:table-cell>
          <table:table-cell office:value-type="float" office:value="24218" calcext:value-type="float">
            <text:p>24218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3462086641" calcext:value-type="float">
            <text:p>33462086641</text:p>
          </table:table-cell>
          <table:table-cell office:value-type="float" office:value="63958918" calcext:value-type="float">
            <text:p>63958918</text:p>
          </table:table-cell>
          <table:table-cell office:value-type="float" office:value="161700446" calcext:value-type="float">
            <text:p>161700446</text:p>
          </table:table-cell>
          <table:table-cell office:value-type="float" office:value="179469984" calcext:value-type="float">
            <text:p>179469984</text:p>
          </table:table-cell>
          <table:table-cell/>
          <table:table-cell office:value-type="float" office:value="3868" calcext:value-type="float">
            <text:p>3868</text:p>
          </table:table-cell>
          <table:table-cell office:value-type="float" office:value="26936" calcext:value-type="float">
            <text:p>26936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464124448" calcext:value-type="float">
            <text:p>37464124448</text:p>
          </table:table-cell>
          <table:table-cell office:value-type="float" office:value="71331670" calcext:value-type="float">
            <text:p>71331670</text:p>
          </table:table-cell>
          <table:table-cell office:value-type="float" office:value="181880195" calcext:value-type="float">
            <text:p>181880195</text:p>
          </table:table-cell>
          <table:table-cell office:value-type="float" office:value="201629600" calcext:value-type="float">
            <text:p>201629600</text:p>
          </table:table-cell>
          <table:table-cell/>
          <table:table-cell office:value-type="float" office:value="4314" calcext:value-type="float">
            <text:p>4314</text:p>
          </table:table-cell>
          <table:table-cell office:value-type="float" office:value="29887" calcext:value-type="float">
            <text:p>29887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2844325186" calcext:value-type="float">
            <text:p>42844325186</text:p>
          </table:table-cell>
          <table:table-cell office:value-type="float" office:value="80035941" calcext:value-type="float">
            <text:p>80035941</text:p>
          </table:table-cell>
          <table:table-cell office:value-type="float" office:value="207374793" calcext:value-type="float">
            <text:p>207374793</text:p>
          </table:table-cell>
          <table:table-cell office:value-type="float" office:value="240223661" calcext:value-type="float">
            <text:p>240223661</text:p>
          </table:table-cell>
          <table:table-cell/>
          <table:table-cell office:value-type="float" office:value="4695" calcext:value-type="float">
            <text:p>4695</text:p>
          </table:table-cell>
          <table:table-cell office:value-type="float" office:value="34208" calcext:value-type="float">
            <text:p>34208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8010543597" calcext:value-type="float">
            <text:p>48010543597</text:p>
          </table:table-cell>
          <table:table-cell office:value-type="float" office:value="88854240" calcext:value-type="float">
            <text:p>88854240</text:p>
          </table:table-cell>
          <table:table-cell office:value-type="float" office:value="234019509" calcext:value-type="float">
            <text:p>234019509</text:p>
          </table:table-cell>
          <table:table-cell office:value-type="float" office:value="266744184" calcext:value-type="float">
            <text:p>266744184</text:p>
          </table:table-cell>
          <table:table-cell/>
          <table:table-cell office:value-type="float" office:value="4969" calcext:value-type="float">
            <text:p>4969</text:p>
          </table:table-cell>
          <table:table-cell office:value-type="float" office:value="37870" calcext:value-type="float">
            <text:p>37870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3945813821" calcext:value-type="float">
            <text:p>53945813821</text:p>
          </table:table-cell>
          <table:table-cell office:value-type="float" office:value="99908453" calcext:value-type="float">
            <text:p>99908453</text:p>
          </table:table-cell>
          <table:table-cell office:value-type="float" office:value="263946070" calcext:value-type="float">
            <text:p>263946070</text:p>
          </table:table-cell>
          <table:table-cell office:value-type="float" office:value="297411628" calcext:value-type="float">
            <text:p>297411628</text:p>
          </table:table-cell>
          <table:table-cell/>
          <table:table-cell office:value-type="float" office:value="5300" calcext:value-type="float">
            <text:p>5300</text:p>
          </table:table-cell>
          <table:table-cell office:value-type="float" office:value="42055" calcext:value-type="float">
            <text:p>4205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0693725153" calcext:value-type="float">
            <text:p>60693725153</text:p>
          </table:table-cell>
          <table:table-cell office:value-type="float" office:value="112476106" calcext:value-type="float">
            <text:p>112476106</text:p>
          </table:table-cell>
          <table:table-cell office:value-type="float" office:value="297131506" calcext:value-type="float">
            <text:p>297131506</text:p>
          </table:table-cell>
          <table:table-cell office:value-type="float" office:value="332330296" calcext:value-type="float">
            <text:p>332330296</text:p>
          </table:table-cell>
          <table:table-cell/>
          <table:table-cell office:value-type="float" office:value="5645" calcext:value-type="float">
            <text:p>5645</text:p>
          </table:table-cell>
          <table:table-cell office:value-type="float" office:value="46924" calcext:value-type="float">
            <text:p>46924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8006435352" calcext:value-type="float">
            <text:p>68006435352</text:p>
          </table:table-cell>
          <table:table-cell office:value-type="float" office:value="126430415" calcext:value-type="float">
            <text:p>126430415</text:p>
          </table:table-cell>
          <table:table-cell office:value-type="float" office:value="332459663" calcext:value-type="float">
            <text:p>332459663</text:p>
          </table:table-cell>
          <table:table-cell office:value-type="float" office:value="369959258" calcext:value-type="float">
            <text:p>369959258</text:p>
          </table:table-cell>
          <table:table-cell/>
          <table:table-cell office:value-type="float" office:value="5955" calcext:value-type="float">
            <text:p>5955</text:p>
          </table:table-cell>
          <table:table-cell office:value-type="float" office:value="52371" calcext:value-type="float">
            <text:p>52371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75920924147" calcext:value-type="float">
            <text:p>75920924147</text:p>
          </table:table-cell>
          <table:table-cell office:value-type="float" office:value="141391170" calcext:value-type="float">
            <text:p>141391170</text:p>
          </table:table-cell>
          <table:table-cell office:value-type="float" office:value="368771887" calcext:value-type="float">
            <text:p>368771887</text:p>
          </table:table-cell>
          <table:table-cell office:value-type="float" office:value="409569614" calcext:value-type="float">
            <text:p>409569614</text:p>
          </table:table-cell>
          <table:table-cell/>
          <table:table-cell office:value-type="float" office:value="6274" calcext:value-type="float">
            <text:p>6274</text:p>
          </table:table-cell>
          <table:table-cell office:value-type="float" office:value="58982" calcext:value-type="float">
            <text:p>58982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3716786047" calcext:value-type="float">
            <text:p>83716786047</text:p>
          </table:table-cell>
          <table:table-cell office:value-type="float" office:value="156364078" calcext:value-type="float">
            <text:p>156364078</text:p>
          </table:table-cell>
          <table:table-cell office:value-type="float" office:value="404434367" calcext:value-type="float">
            <text:p>404434367</text:p>
          </table:table-cell>
          <table:table-cell office:value-type="float" office:value="447043046" calcext:value-type="float">
            <text:p>447043046</text:p>
          </table:table-cell>
          <table:table-cell/>
          <table:table-cell office:value-type="float" office:value="6590" calcext:value-type="float">
            <text:p>6590</text:p>
          </table:table-cell>
          <table:table-cell office:value-type="float" office:value="64392" calcext:value-type="float">
            <text:p>64392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91846890631" calcext:value-type="float">
            <text:p>91846890631</text:p>
          </table:table-cell>
          <table:table-cell office:value-type="float" office:value="172629774" calcext:value-type="float">
            <text:p>172629774</text:p>
          </table:table-cell>
          <table:table-cell office:value-type="float" office:value="443212241" calcext:value-type="float">
            <text:p>443212241</text:p>
          </table:table-cell>
          <table:table-cell office:value-type="float" office:value="487002997" calcext:value-type="float">
            <text:p>487002997</text:p>
          </table:table-cell>
          <table:table-cell/>
          <table:table-cell office:value-type="float" office:value="6953" calcext:value-type="float">
            <text:p>6953</text:p>
          </table:table-cell>
          <table:table-cell office:value-type="float" office:value="70213" calcext:value-type="float">
            <text:p>70213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0570258909" calcext:value-type="float">
            <text:p>100570258909</text:p>
          </table:table-cell>
          <table:table-cell office:value-type="float" office:value="190755005" calcext:value-type="float">
            <text:p>190755005</text:p>
          </table:table-cell>
          <table:table-cell office:value-type="float" office:value="484192706" calcext:value-type="float">
            <text:p>484192706</text:p>
          </table:table-cell>
          <table:table-cell office:value-type="float" office:value="530558531" calcext:value-type="float">
            <text:p>530558531</text:p>
          </table:table-cell>
          <table:table-cell/>
          <table:table-cell office:value-type="float" office:value="7297" calcext:value-type="float">
            <text:p>7297</text:p>
          </table:table-cell>
          <table:table-cell office:value-type="float" office:value="76578" calcext:value-type="float">
            <text:p>76578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10056072073" calcext:value-type="float">
            <text:p>110056072073</text:p>
          </table:table-cell>
          <table:table-cell office:value-type="float" office:value="209849945" calcext:value-type="float">
            <text:p>209849945</text:p>
          </table:table-cell>
          <table:table-cell office:value-type="float" office:value="527920382" calcext:value-type="float">
            <text:p>527920382</text:p>
          </table:table-cell>
          <table:table-cell office:value-type="float" office:value="577125328" calcext:value-type="float">
            <text:p>577125328</text:p>
          </table:table-cell>
          <table:table-cell/>
          <table:table-cell office:value-type="float" office:value="7641" calcext:value-type="float">
            <text:p>7641</text:p>
          </table:table-cell>
          <table:table-cell office:value-type="float" office:value="83451" calcext:value-type="float">
            <text:p>83451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19728148464" calcext:value-type="float">
            <text:p>119728148464</text:p>
          </table:table-cell>
          <table:table-cell office:value-type="float" office:value="229491547" calcext:value-type="float">
            <text:p>229491547</text:p>
          </table:table-cell>
          <table:table-cell office:value-type="float" office:value="572720993" calcext:value-type="float">
            <text:p>572720993</text:p>
          </table:table-cell>
          <table:table-cell office:value-type="float" office:value="626810970" calcext:value-type="float">
            <text:p>626810970</text:p>
          </table:table-cell>
          <table:table-cell/>
          <table:table-cell office:value-type="float" office:value="7981" calcext:value-type="float">
            <text:p>7981</text:p>
          </table:table-cell>
          <table:table-cell office:value-type="float" office:value="91140" calcext:value-type="float">
            <text:p>91140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28890981147" calcext:value-type="float">
            <text:p>128890981147</text:p>
          </table:table-cell>
          <table:table-cell office:value-type="float" office:value="245477977" calcext:value-type="float">
            <text:p>245477977</text:p>
          </table:table-cell>
          <table:table-cell office:value-type="float" office:value="615798854" calcext:value-type="float">
            <text:p>615798854</text:p>
          </table:table-cell>
          <table:table-cell office:value-type="float" office:value="668452373" calcext:value-type="float">
            <text:p>668452373</text:p>
          </table:table-cell>
          <table:table-cell/>
          <table:table-cell office:value-type="float" office:value="8364" calcext:value-type="float">
            <text:p>8364</text:p>
          </table:table-cell>
          <table:table-cell office:value-type="float" office:value="97367" calcext:value-type="float">
            <text:p>97367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37737853052" calcext:value-type="float">
            <text:p>137737853052</text:p>
          </table:table-cell>
          <table:table-cell office:value-type="float" office:value="262367248" calcext:value-type="float">
            <text:p>262367248</text:p>
          </table:table-cell>
          <table:table-cell office:value-type="float" office:value="657459177" calcext:value-type="float">
            <text:p>657459177</text:p>
          </table:table-cell>
          <table:table-cell office:value-type="float" office:value="712513592" calcext:value-type="float">
            <text:p>712513592</text:p>
          </table:table-cell>
          <table:table-cell/>
          <table:table-cell office:value-type="float" office:value="8783" calcext:value-type="float">
            <text:p>8783</text:p>
          </table:table-cell>
          <table:table-cell office:value-type="float" office:value="104259" calcext:value-type="float">
            <text:p>104259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8039531934" calcext:value-type="float">
            <text:p>148039531934</text:p>
          </table:table-cell>
          <table:table-cell office:value-type="float" office:value="283592338" calcext:value-type="float">
            <text:p>283592338</text:p>
          </table:table-cell>
          <table:table-cell office:value-type="float" office:value="705620428" calcext:value-type="float">
            <text:p>705620428</text:p>
          </table:table-cell>
          <table:table-cell office:value-type="float" office:value="768957448" calcext:value-type="float">
            <text:p>768957448</text:p>
          </table:table-cell>
          <table:table-cell/>
          <table:table-cell office:value-type="float" office:value="9141" calcext:value-type="float">
            <text:p>9141</text:p>
          </table:table-cell>
          <table:table-cell office:value-type="float" office:value="112021" calcext:value-type="float">
            <text:p>112021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58513267500" calcext:value-type="float">
            <text:p>158513267500</text:p>
          </table:table-cell>
          <table:table-cell office:value-type="float" office:value="300403164" calcext:value-type="float">
            <text:p>300403164</text:p>
          </table:table-cell>
          <table:table-cell office:value-type="float" office:value="756955316" calcext:value-type="float">
            <text:p>756955316</text:p>
          </table:table-cell>
          <table:table-cell office:value-type="float" office:value="816973216" calcext:value-type="float">
            <text:p>816973216</text:p>
          </table:table-cell>
          <table:table-cell/>
          <table:table-cell office:value-type="float" office:value="9543" calcext:value-type="float">
            <text:p>9543</text:p>
          </table:table-cell>
          <table:table-cell office:value-type="float" office:value="118868" calcext:value-type="float">
            <text:p>118868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66509700156" calcext:value-type="float">
            <text:p>166509700156</text:p>
          </table:table-cell>
          <table:table-cell office:value-type="float" office:value="312584771" calcext:value-type="float">
            <text:p>312584771</text:p>
          </table:table-cell>
          <table:table-cell office:value-type="float" office:value="795248412" calcext:value-type="float">
            <text:p>795248412</text:p>
          </table:table-cell>
          <table:table-cell office:value-type="float" office:value="851008168" calcext:value-type="float">
            <text:p>851008168</text:p>
          </table:table-cell>
          <table:table-cell/>
          <table:table-cell office:value-type="float" office:value="9920" calcext:value-type="float">
            <text:p>9920</text:p>
          </table:table-cell>
          <table:table-cell office:value-type="float" office:value="123990" calcext:value-type="float">
            <text:p>123990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74188769870" calcext:value-type="float">
            <text:p>174188769870</text:p>
          </table:table-cell>
          <table:table-cell office:value-type="float" office:value="325438170" calcext:value-type="float">
            <text:p>325438170</text:p>
          </table:table-cell>
          <table:table-cell office:value-type="float" office:value="830900144" calcext:value-type="float">
            <text:p>830900144</text:p>
          </table:table-cell>
          <table:table-cell office:value-type="float" office:value="886637095" calcext:value-type="float">
            <text:p>886637095</text:p>
          </table:table-cell>
          <table:table-cell/>
          <table:table-cell office:value-type="float" office:value="10249" calcext:value-type="float">
            <text:p>10249</text:p>
          </table:table-cell>
          <table:table-cell office:value-type="float" office:value="129071" calcext:value-type="float">
            <text:p>129071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82356101207" calcext:value-type="float">
            <text:p>182356101207</text:p>
          </table:table-cell>
          <table:table-cell office:value-type="float" office:value="339426041" calcext:value-type="float">
            <text:p>339426041</text:p>
          </table:table-cell>
          <table:table-cell office:value-type="float" office:value="868838695" calcext:value-type="float">
            <text:p>868838695</text:p>
          </table:table-cell>
          <table:table-cell office:value-type="float" office:value="924359757" calcext:value-type="float">
            <text:p>924359757</text:p>
          </table:table-cell>
          <table:table-cell/>
          <table:table-cell office:value-type="float" office:value="10640" calcext:value-type="float">
            <text:p>10640</text:p>
          </table:table-cell>
          <table:table-cell office:value-type="float" office:value="134564" calcext:value-type="float">
            <text:p>134564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91476791855" calcext:value-type="float">
            <text:p>191476791855</text:p>
          </table:table-cell>
          <table:table-cell office:value-type="float" office:value="356585477" calcext:value-type="float">
            <text:p>356585477</text:p>
          </table:table-cell>
          <table:table-cell office:value-type="float" office:value="910252392" calcext:value-type="float">
            <text:p>910252392</text:p>
          </table:table-cell>
          <table:table-cell office:value-type="float" office:value="968085402" calcext:value-type="float">
            <text:p>968085402</text:p>
          </table:table-cell>
          <table:table-cell/>
          <table:table-cell office:value-type="float" office:value="11016" calcext:value-type="float">
            <text:p>11016</text:p>
          </table:table-cell>
          <table:table-cell office:value-type="float" office:value="140825" calcext:value-type="float">
            <text:p>140825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01437001998" calcext:value-type="float">
            <text:p>201437001998</text:p>
          </table:table-cell>
          <table:table-cell office:value-type="float" office:value="376333152" calcext:value-type="float">
            <text:p>376333152</text:p>
          </table:table-cell>
          <table:table-cell office:value-type="float" office:value="954132524" calcext:value-type="float">
            <text:p>954132524</text:p>
          </table:table-cell>
          <table:table-cell office:value-type="float" office:value="1016555189" calcext:value-type="float">
            <text:p>1016555189</text:p>
          </table:table-cell>
          <table:table-cell/>
          <table:table-cell office:value-type="float" office:value="11388" calcext:value-type="float">
            <text:p>11388</text:p>
          </table:table-cell>
          <table:table-cell office:value-type="float" office:value="148242" calcext:value-type="float">
            <text:p>148242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11823293637" calcext:value-type="float">
            <text:p>211823293637</text:p>
          </table:table-cell>
          <table:table-cell office:value-type="float" office:value="398079937" calcext:value-type="float">
            <text:p>398079937</text:p>
          </table:table-cell>
          <table:table-cell office:value-type="float" office:value="999701976" calcext:value-type="float">
            <text:p>999701976</text:p>
          </table:table-cell>
          <table:table-cell office:value-type="float" office:value="1069902403" calcext:value-type="float">
            <text:p>1069902403</text:p>
          </table:table-cell>
          <table:table-cell/>
          <table:table-cell office:value-type="float" office:value="11837" calcext:value-type="float">
            <text:p>11837</text:p>
          </table:table-cell>
          <table:table-cell office:value-type="float" office:value="155511" calcext:value-type="float">
            <text:p>155511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23858612125" calcext:value-type="float">
            <text:p>223858612125</text:p>
          </table:table-cell>
          <table:table-cell office:value-type="float" office:value="422648656" calcext:value-type="float">
            <text:p>422648656</text:p>
          </table:table-cell>
          <table:table-cell office:value-type="float" office:value="1052878026" calcext:value-type="float">
            <text:p>1052878026</text:p>
          </table:table-cell>
          <table:table-cell office:value-type="float" office:value="1133477257" calcext:value-type="float">
            <text:p>1133477257</text:p>
          </table:table-cell>
          <table:table-cell/>
          <table:table-cell office:value-type="float" office:value="12233" calcext:value-type="float">
            <text:p>12233</text:p>
          </table:table-cell>
          <table:table-cell office:value-type="float" office:value="164000" calcext:value-type="float">
            <text:p>164000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34978174279" calcext:value-type="float">
            <text:p>234978174279</text:p>
          </table:table-cell>
          <table:table-cell office:value-type="float" office:value="444807014" calcext:value-type="float">
            <text:p>444807014</text:p>
          </table:table-cell>
          <table:table-cell office:value-type="float" office:value="1102733781" calcext:value-type="float">
            <text:p>1102733781</text:p>
          </table:table-cell>
          <table:table-cell office:value-type="float" office:value="1191931996" calcext:value-type="float">
            <text:p>1191931996</text:p>
          </table:table-cell>
          <table:table-cell/>
          <table:table-cell office:value-type="float" office:value="12628" calcext:value-type="float">
            <text:p>12628</text:p>
          </table:table-cell>
          <table:table-cell office:value-type="float" office:value="171782" calcext:value-type="float">
            <text:p>171782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45110527857" calcext:value-type="float">
            <text:p>245110527857</text:p>
          </table:table-cell>
          <table:table-cell office:value-type="float" office:value="466295480" calcext:value-type="float">
            <text:p>466295480</text:p>
          </table:table-cell>
          <table:table-cell office:value-type="float" office:value="1148235292" calcext:value-type="float">
            <text:p>1148235292</text:p>
          </table:table-cell>
          <table:table-cell office:value-type="float" office:value="1246231436" calcext:value-type="float">
            <text:p>1246231436</text:p>
          </table:table-cell>
          <table:table-cell/>
          <table:table-cell office:value-type="float" office:value="13084" calcext:value-type="float">
            <text:p>13084</text:p>
          </table:table-cell>
          <table:table-cell office:value-type="float" office:value="178987" calcext:value-type="float">
            <text:p>178987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55501566300" calcext:value-type="float">
            <text:p>255501566300</text:p>
          </table:table-cell>
          <table:table-cell office:value-type="float" office:value="487648601" calcext:value-type="float">
            <text:p>487648601</text:p>
          </table:table-cell>
          <table:table-cell office:value-type="float" office:value="1196140351" calcext:value-type="float">
            <text:p>1196140351</text:p>
          </table:table-cell>
          <table:table-cell office:value-type="float" office:value="1298786181" calcext:value-type="float">
            <text:p>1298786181</text:p>
          </table:table-cell>
          <table:table-cell/>
          <table:table-cell office:value-type="float" office:value="13510" calcext:value-type="float">
            <text:p>13510</text:p>
          </table:table-cell>
          <table:table-cell office:value-type="float" office:value="186153" calcext:value-type="float">
            <text:p>186153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65724368293" calcext:value-type="float">
            <text:p>265724368293</text:p>
          </table:table-cell>
          <table:table-cell office:value-type="float" office:value="508921878" calcext:value-type="float">
            <text:p>508921878</text:p>
          </table:table-cell>
          <table:table-cell office:value-type="float" office:value="1242805759" calcext:value-type="float">
            <text:p>1242805759</text:p>
          </table:table-cell>
          <table:table-cell office:value-type="float" office:value="1350383432" calcext:value-type="float">
            <text:p>1350383432</text:p>
          </table:table-cell>
          <table:table-cell/>
          <table:table-cell office:value-type="float" office:value="13969" calcext:value-type="float">
            <text:p>13969</text:p>
          </table:table-cell>
          <table:table-cell office:value-type="float" office:value="193370" calcext:value-type="float">
            <text:p>193370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76917900288" calcext:value-type="float">
            <text:p>276917900288</text:p>
          </table:table-cell>
          <table:table-cell office:value-type="float" office:value="529091513" calcext:value-type="float">
            <text:p>529091513</text:p>
          </table:table-cell>
          <table:table-cell office:value-type="float" office:value="1294191844" calcext:value-type="float">
            <text:p>1294191844</text:p>
          </table:table-cell>
          <table:table-cell office:value-type="float" office:value="1403607187" calcext:value-type="float">
            <text:p>1403607187</text:p>
          </table:table-cell>
          <table:table-cell/>
          <table:table-cell office:value-type="float" office:value="14420" calcext:value-type="float">
            <text:p>14420</text:p>
          </table:table-cell>
          <table:table-cell office:value-type="float" office:value="200740" calcext:value-type="float">
            <text:p>200740</text:p>
          </table:table-cell>
          <table:table-cell table:number-columns-repeated="3"/>
        </table:table-row>
      </table:table>
      <table:table table:name="rpc" table:style-name="ta1">
        <table:table-column table:style-name="co6" table:default-cell-style-name="ce6"/>
        <table:table-column table:style-name="co10" table:default-cell-style-name="ce9"/>
        <table:table-column table:style-name="co11" table:default-cell-style-name="ce9"/>
        <table:table-column table:style-name="co9" table:default-cell-style-name="Default"/>
        <table:table-column table:style-name="co4" table:default-cell-style-name="Default"/>
        <table:table-row table:style-name="ro1">
          <table:table-cell table:style-name="Default" table:number-columns-repeated="2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table:style-name="ce10"/>
        </table:table-row>
        <table:table-row table:style-name="ro1">
          <table:table-cell office:value-type="string" calcext:value-type="string">
            <text:p>brpc</text:p>
          </table:table-cell>
          <table:table-cell office:value-type="string" calcext:value-type="string">
            <text:p>-</text:p>
          </table:table-cell>
          <table:table-cell office:value-type="float" office:value="164" calcext:value-type="float">
            <text:p>164</text:p>
          </table:table-cell>
          <table:table-cell office:value-type="float" office:value="661" calcext:value-type="float">
            <text:p>6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ick</text:p>
          </table:table-cell>
          <table:table-cell office:value-type="string" calcext:value-type="string">
            <text:p>-</text:p>
          </table:table-cell>
          <table:table-cell office:value-type="float" office:value="81" calcext:value-type="float">
            <text:p>81</text:p>
          </table:table-cell>
          <table:table-cell office:value-type="float" office:value="481" calcext:value-type="float">
            <text:p>4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v</text:p>
          </table:table-cell>
          <table:table-cell office:value-type="float" office:value="207" calcext:value-type="float">
            <text:p>207</text:p>
          </table:table-cell>
          <table:table-cell office:value-type="float" office:value="4056" calcext:value-type="float">
            <text:p>4056</text:p>
          </table:table-cell>
          <table:table-cell/>
        </table:table-row>
        <table:table-row table:style-name="ro1">
          <table:table-cell office:value-type="string" calcext:value-type="string">
            <text:p>async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-v</text:p>
          </table:table-cell>
          <table:table-cell table:number-columns-repeated="3"/>
        </table:table-row>
      </table:table>
      <table:table table:name="Timer" table:style-name="ta1">
        <table:table-column table:style-name="co9" table:default-cell-style-name="ce6"/>
        <table:table-column table:style-name="co4" table:number-columns-repeated="3" table:default-cell-style-name="Default"/>
        <table:table-column table:style-name="co12" table:default-cell-style-name="ce12"/>
        <table:table-column table:style-name="co4" table:default-cell-style-name="Default"/>
        <table:table-row table:style-name="ro1">
          <table:table-cell table:style-name="ce1"/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</text:p>
          </table:table-cell>
          <table:table-cell table:style-name="ce11" office:value-type="string" calcext:value-type="string">
            <text:p>Σ</text:p>
          </table:table-cell>
        </table:table-row>
        <table:table-row table:style-name="ro1">
          <table:table-cell office:value-type="string" calcext:value-type="string">
            <text:p>filter</text:p>
          </table:table-cell>
          <table:table-cell table:number-columns-repeated="3"/>
          <table:table-cell office:value-type="time" office:time-value="PT12H30M00S" calcext:value-type="time">
            <office:annotation draw:style-name="gr2" draw:text-style-name="P2" svg:width="2.899cm" svg:height="2.571cm" svg:x="10.112cm" svg:y="0cm" draw:caption-point-x="-0.61cm" draw:caption-point-y="0.461cm">
              <dc:date>2020-06-03T00:00:00</dc:date>
              <text:p text:style-name="P1"><text:span text:style-name="T1">Join</text:span></text:p>
              <text:p text:style-name="P1"><text:span text:style-name="T1">Must:</text:span></text:p>
              <text:p text:style-name="P1"><text:span text:style-name="T1">- filter o</text:span></text:p>
              <text:p text:style-name="P1"><text:span text:style-name="T1">- filter i</text:span></text:p>
              <text:p text:style-name="P1"><text:span text:style-name="T1">- sort i</text:span></text:p>
              <text:p text:style-name="P1"><text:span text:style-name="T1">- join</text:span></text:p>
            </office:annotation>
            <text:p>12:30:00</text:p>
          </table:table-cell>
          <table:table-cell/>
        </table:table-row>
        <table:table-row table:style-name="ro1">
          <table:table-cell office:value-type="string" calcext:value-type="string">
            <text:p>copy</text:p>
          </table:table-cell>
          <table:table-cell table:number-columns-repeated="3"/>
          <table:table-cell office:value-type="time" office:time-value="PT00H03M30S" calcext:value-type="time">
            <text:p>00:03:30</text:p>
          </table:table-cell>
          <table:table-cell/>
        </table:table-row>
        <table:table-row table:style-name="ro1">
          <table:table-cell office:value-type="string" calcext:value-type="string">
            <text:p>idx</text:p>
          </table:table-cell>
          <table:table-cell table:number-columns-repeated="3"/>
          <table:table-cell office:value-type="time" office:time-value="PT00H39M13S" calcext:value-type="time">
            <text:p>00:39:13</text:p>
          </table:table-cell>
          <table:table-cell/>
        </table:table-row>
        <table:table-row table:style-name="ro1">
          <table:table-cell table:style-name="ce11" office:value-type="string" calcext:value-type="string">
            <text:p>Σ</text:p>
          </table:table-cell>
          <table:table-cell table:number-columns-repeated="3"/>
          <table:table-cell table:style-name="Default"/>
          <table:table-cell/>
        </table:table-row>
      </table:table>
      <table:table table:name="Max" table:style-name="ta1">
        <office:forms form:automatic-focus="false" form:apply-design-mode="false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x/bk</text:p>
          </table:table-cell>
          <table:table-cell office:value-type="float" office:value="12239" calcext:value-type="float">
            <text:p>12239</text:p>
          </table:table-cell>
          <table:table-cell office:value-type="string" calcext:value-type="string">
            <text:p>(480k)</text:p>
          </table:table-cell>
        </table:table-row>
        <table:table-row table:style-name="ro1">
          <table:table-cell office:value-type="string" calcext:value-type="string">
            <text:p>In/tx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(480k)</text:p>
          </table:table-cell>
        </table:table-row>
        <table:table-row table:style-name="ro1">
          <table:table-cell office:value-type="string" calcext:value-type="string">
            <text:p>Out/tx</text:p>
          </table:table-cell>
          <table:table-cell office:value-type="float" office:value="13107" calcext:value-type="float">
            <text:p>13107</text:p>
          </table:table-cell>
          <table:table-cell office:value-type="string" calcext:value-type="string">
            <text:p>(480k)</text:p>
          </table:table-cell>
        </table:table-row>
      </table:table>
      <table:table table:name="options" table:style-name="ta1">
        <office:forms form:automatic-focus="false" form:apply-design-mode="false"/>
        <table:table-column table:style-name="co9" table:default-cell-style-name="Default"/>
        <table:table-column table:style-name="co13" table:number-columns-repeated="2" table:default-cell-style-name="ce10"/>
        <table:table-column table:style-name="co14" table:default-cell-style-name="ce10"/>
        <table:table-column table:style-name="co11" table:default-cell-style-name="ce10"/>
        <table:table-column table:style-name="co1" table:default-cell-style-name="ce10"/>
        <table:table-column table:style-name="co15" table:default-cell-style-name="ce10"/>
        <table:table-row table:style-name="ro1">
          <table:table-cell/>
          <table:table-cell table:style-name="ce1" office:value-type="string" calcext:value-type="string">
            <office:annotation draw:style-name="gr1" draw:text-style-name="P2" svg:width="2.899cm" svg:height="1.799cm" svg:x="2.467cm" svg:y="0cm" draw:caption-point-x="-0.61cm" draw:caption-point-y="0.01cm">
              <dc:date>2020-06-22T00:00:00</dc:date>
              <text:p text:style-name="P1">noconnect=1</text:p>
            </office:annotation>
            <text:p>NC</text:p>
          </table:table-cell>
          <table:table-cell table:style-name="ce1" office:value-type="string" calcext:value-type="string">
            <office:annotation draw:style-name="gr1" draw:text-style-name="P2" svg:width="2.899cm" svg:height="1.799cm" svg:x="3.265cm" svg:y="0cm" draw:caption-point-x="-0.61cm" draw:caption-point-y="0.01cm">
              <dc:date>2020-06-22T00:00:00</dc:date>
              <text:p text:style-name="P1">datacarrier=0</text:p>
            </office:annotation>
            <text:p>DC</text:p>
          </table:table-cell>
          <table:table-cell table:style-name="ce1" office:value-type="string" calcext:value-type="string">
            <office:annotation draw:style-name="gr1" draw:text-style-name="P2" svg:width="2.899cm" svg:height="1.799cm" svg:x="4.362cm" svg:y="0cm" draw:caption-point-x="-0.61cm" draw:caption-point-y="0.01cm">
              <dc:date>2020-06-22T00:00:00</dc:date>
              <text:p text:style-name="P1">whitelistrelay=0</text:p>
            </office:annotation>
            <text:p>WR</text:p>
          </table:table-cell>
          <table:table-cell table:style-name="ce1" office:value-type="string" calcext:value-type="string">
            <text:p>CLI</text:p>
          </table:table-cell>
          <table:table-cell table:style-name="ce1" office:value-type="string" calcext:value-type="string">
            <text:p>Upd</text:p>
          </table:table-cell>
          <table:table-cell table:style-name="ce1" office:value-type="string" calcext:value-type="string">
            <text:p>Ext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?</text:p>
          </table:table-cell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.00.0000</text:date>, <text:time style:data-style-name="N2" text:time-value="15:07:50.94093742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9T15:54:30.091352017</meta:creation-date>
    <meta:generator>LibreOffice/6.4.4.2$Linux_X86_64 LibreOffice_project/40$Build-2</meta:generator>
    <dc:date>2020-06-22T17:20:50.180302309</dc:date>
    <meta:editing-duration>P1DT4H27M26S</meta:editing-duration>
    <meta:editing-cycles>25</meta:editing-cycles>
    <meta:document-statistic meta:table-count="5" meta:cell-count="631" meta:object-count="0"/>
  </office:meta>
</office:document-meta>
</file>